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748cm" fo:min-width="4.038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24cm" fo:min-width="4.038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986cm" fo:min-width="10.896cm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svg:stroke-width="0.035cm" svg:stroke-color="#000000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494cm" fo:min-width="4.038cm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2.29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936cm" fo:min-width="11.023cm" fo:padding-top="0.142cm" fo:padding-bottom="0.142cm" fo:padding-left="0.267cm" fo:padding-right="0.26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2.032cm" svg:x="8.62cm" svg:y="5.572cm">
          <text:p text:style-name="P1">Client state</text:p>
          <text:p text:style-name="P1">Machin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4.572cm" svg:height="1.524cm" svg:x="15.478cm" svg:y="5.826cm">
          <text:p text:style-name="P1">Rendering</text:p>
          <text:p text:style-name="P1"><text:span text:style-name="T1">(1, 2,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3.192cm" svg:y1="6.588cm" svg:x2="15.478cm" svg:y2="6.588cm" draw:start-shape="id1" draw:start-glue-point="1" draw:end-shape="id2" svg:d="M13192 6588h2286" svg:viewBox="0 0 2287 1">
          <text:p/>
        </draw:connector>
        <draw:custom-shape draw:style-name="gr4" draw:text-style-name="P2" xml:id="id3" draw:id="id3" draw:layer="layout" svg:width="11.43cm" svg:height="1.27cm" svg:x="8.62cm" svg:y="9.89cm">
          <draw:glue-point draw:id="4" svg:x="-3cm" svg:y="-5cm"/>
          <draw:glue-point draw:id="5" svg:x="3cm" svg:y="-5cm"/>
          <draw:glue-point draw:id="6" svg:x="-3cm" svg:y="5cm"/>
          <draw:glue-point draw:id="7" svg:x="3cm" svg:y="5cm"/>
          <text:p text:style-name="P1">Hardware interfac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906cm" svg:y1="9.89cm" svg:x2="10.906cm" svg:y2="7.604cm" draw:start-shape="id3" draw:start-glue-point="4" draw:end-shape="id1" draw:end-glue-point="2" svg:d="M10906 9890v-2286" svg:viewBox="0 0 1 2287">
          <text:p/>
        </draw:connector>
        <draw:custom-shape draw:style-name="gr6" draw:text-style-name="P2" xml:id="id4" draw:id="id4" draw:layer="layout" svg:width="4.572cm" svg:height="1.778cm" svg:x="8.62cm" svg:y="2.778cm">
          <text:p text:style-name="P1">Network</text:p>
          <text:p text:style-name="P1">Interfac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906cm" svg:y1="5.572cm" svg:x2="10.906cm" svg:y2="4.556cm" draw:start-shape="id1" draw:start-glue-point="0" draw:end-shape="id4" draw:end-glue-point="2" svg:d="M10906 5572v-1016" svg:viewBox="0 0 1 1017">
          <text:p/>
        </draw:connector>
        <draw:connector draw:style-name="gr7" draw:text-style-name="P3" draw:layer="layout" svg:x1="17.764cm" svg:y1="9.382cm" svg:x2="17.764cm" svg:y2="9.89cm" draw:start-shape="id5" draw:start-glue-point="2" draw:end-shape="id3" draw:end-glue-point="5" svg:d="M17764 9382v508" svg:viewBox="0 0 1 509">
          <text:p/>
        </draw:connector>
        <draw:custom-shape draw:style-name="gr2" draw:text-style-name="P2" xml:id="id5" draw:id="id5" draw:layer="layout" svg:width="4.572cm" svg:height="1.524cm" svg:x="15.478cm" svg:y="7.858cm">
          <text:p text:style-name="P1">Compression</text:p>
          <text:p text:style-name="P1"><text:span text:style-name="T1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7.764cm" svg:y1="7.35cm" svg:x2="17.764cm" svg:y2="7.858cm" draw:start-shape="id2" draw:start-glue-point="2" draw:end-shape="id5" draw:end-glue-point="0" svg:d="M17764 7350v508" svg:viewBox="0 0 1 509">
          <text:p/>
        </draw:connector>
        <draw:frame draw:style-name="gr8" draw:text-style-name="P4" draw:layer="layout" svg:width="6.35cm" svg:height="2.54cm" svg:x="20.177cm" svg:y="10.906cm">
          <draw:text-box>
            <text:p><text:span text:style-name="T1">(1) Python</text:span></text:p>
            <text:p><text:span text:style-name="T1">(2) C/C++</text:span></text:p>
            <text:p><text:span text:style-name="T1">(3) OpenGl ES</text:span></text:p>
          </draw:text-box>
        </draw:frame>
        <draw:custom-shape draw:style-name="gr9" draw:text-style-name="P3" xml:id="id6" draw:id="id6" draw:layer="layout" svg:width="11.557cm" svg:height="1.22cm" svg:x="8.493cm" svg:y="11.845cm">
          <draw:glue-point draw:id="4" svg:x="-2.92cm" svg:y="-5cm"/>
          <draw:glue-point draw:id="5" svg:x="3.02cm" svg:y="-5cm"/>
          <text:p text:style-name="P1">Pygame<text:span text:style-name="T1"> (1)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0.897cm" svg:y1="11.845cm" svg:x2="10.906cm" svg:y2="11.16cm" draw:start-shape="id6" draw:start-glue-point="4" draw:end-shape="id3" draw:end-glue-point="6" svg:d="M10897 11845v-342h9v-343" svg:viewBox="0 0 10 686">
          <text:p/>
        </draw:connector>
        <draw:connector draw:style-name="gr10" draw:text-style-name="P3" draw:layer="layout" svg:x1="17.764cm" svg:y1="11.16cm" svg:x2="17.761cm" svg:y2="11.845cm" draw:start-shape="id3" draw:start-glue-point="7" draw:end-shape="id6" draw:end-glue-point="5" svg:d="M17764 11160v343h-3v342" svg:viewBox="0 0 4 6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5:34:31.006077966</meta:creation-date>
    <dc:date>2017-05-04T10:58:39.893653488</dc:date>
    <meta:editing-duration>PT21M24S</meta:editing-duration>
    <meta:editing-cycles>12</meta:editing-cycles>
    <meta:generator>LibreOffice/5.3.2.2$Linux_X86_64 LibreOffice_project/30m0$Build-2</meta:generator>
    <meta:document-statistic meta:object-count="14"/>
  </office:meta>
</office:document-meta>
</file>